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color="#ffffff" fo:font-size="60.000000000000000pt" fo:font-weight="bold"/>
    </style:style>
    <style:style style:name="P1" style:family="paragraph"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2" style:family="graphic">
      <style:graphic-properties draw:fill="solid" draw:fill-color="#ffffff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3" style:family="graphic">
      <style:graphic-properties draw:fill="solid" draw:fill-color="#000000" draw:opacity="6.91844%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4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0.364782" svg:stroke-width="1.150000000000000pt"/>
    </style:style>
    <style:style style:name="gr5" style:family="graphic">
      <style:graphic-properties draw:fill="gradient" draw:fill-gradient-name="gradient2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6" style:family="graphic">
      <style:graphic-properties draw:fill="gradient" draw:fill-gradient-name="gradient3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7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8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9" style:family="graphic">
      <style:graphic-properties draw:fill="solid" draw:fill-color="#128e5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0" style:family="graphic">
      <style:graphic-properties draw:fill="solid" draw:fill-color="#e2e6ef" draw:stroke="solid" draw:stroke-linejoin="round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133860232000000pt"/>
    </style:style>
    <style:style style:name="gr11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"/>
          <draw:layer draw:name="g1694"/>
          <draw:layer draw:name="g1694"/>
        </draw:layer-set>
        <draw:g draw:style-name="gr1" xml:id="shape-1" draw:id="shape-1" svg:y="100.99651693971pt">
          <draw:path draw:style-name="gr2" xml:id="shape-2" draw:id="shape-2" draw:name="path930" draw:layer="g1694" svg:width="61.36436506782pt" svg:height="66.77595992203pt" svg:x="259.29592620418pt" svg:y="103.48857015463pt" svg:viewBox="0 0 61 67" svg:d="M0.000457565 0L0.000457565 66.776L61.3644 66.776L61.3644 16.694L46.0222 0L30.6824 0.000136314L0 0.000136314Z" calligra:nodeTypes="cccccccc">
            <draw:glue-point draw:id="4" svg:x="0.50000000000pt" svg:y="0.50000000000pt" draw:align="center"/>
          </draw:path>
          <draw:g draw:style-name="gr1" xml:id="shape-3" draw:id="shape-3" draw:name="g1552" svg:y="2.40024293434pt">
            <draw:path draw:style-name="gr3" xml:id="shape-4" draw:id="shape-4" draw:name="path1505" draw:layer="g1694" svg:width="60.66744157211pt" svg:height="66.44835607063pt" svg:x="258.78068719895pt" svg:y="104.77783822980pt" svg:viewBox="0 0 61 66" svg:d="M0 0L0 66.4484L60.6674 66.4484L60.6674 16.6118L45.5009 0Z" calligra:nodeTypes="cccccc">
              <draw:glue-point draw:id="4" svg:x="0.50000000000pt" svg:y="0.50000000000pt" draw:align="center"/>
            </draw:path>
            <draw:path draw:style-name="gr3" xml:id="shape-5" draw:id="shape-5" draw:name="path1538" draw:layer="g1694" svg:width="61.43800930271pt" svg:height="67.17592725881pt" svg:x="258.33176258381pt" svg:y="104.33729905192pt" svg:viewBox="0 0 61 67" svg:d="M0 0.22097L0 67.1759L61.438 67.1759L61.438 16.8439C56.3106 11.2287 51.1858 5.611 46.0529 0L0 0Z" calligra:nodeTypes="ccccccc">
              <draw:glue-point draw:id="4" svg:x="0.50000000000pt" svg:y="0.50000000000pt" draw:align="center"/>
            </draw:path>
            <draw:path draw:style-name="gr3" xml:id="shape-6" draw:id="shape-6" draw:name="path1543" draw:layer="g1694" svg:width="62.20974374248pt" svg:height="67.91484020804pt" svg:x="257.88283796866pt" svg:y="103.89675987405pt" svg:viewBox="0 0 62 68" svg:d="M0 0.220507L0 67.9148L62.2097 67.9148L62.2097 17.0792C57.0096 11.3853 51.8112 5.6899 46.6055 0L0 0Z" calligra:nodeTypes="ccccccc">
              <draw:glue-point draw:id="4" svg:x="0.50000000000pt" svg:y="0.50000000000pt" draw:align="center"/>
            </draw:path>
            <draw:glue-point draw:id="4" svg:x="0.50000000000pt" svg:y="0.50000000000pt" draw:align="center"/>
          </draw:g>
          <draw:path draw:style-name="gr4" xml:id="shape-7" draw:id="shape-7" draw:name="rect900" draw:layer="g1694" svg:width="61.12503462951pt" svg:height="66.66644338378pt" svg:x="259.32173309653pt" svg:y="103.57151693971pt" svg:viewBox="0 0 61 67" svg:d="M0 0L0 66.6664L61.125 66.6664L61.125 16.6666L45.8445 0Z" calligra:nodeTypes="cccccc">
            <draw:glue-point draw:id="4" svg:x="0.50000000000pt" svg:y="0.50000000000pt" draw:align="center"/>
          </draw:path>
          <draw:path draw:style-name="gr5" xml:id="shape-8" draw:id="shape-8" draw:name="path906" draw:layer="g1694" svg:width="15.83926170046pt" svg:height="16.71598905873pt" svg:x="305.14016894508pt" svg:y="103.57151693971pt" svg:viewBox="0 0 16 17" svg:d="M15.8393 16.716C11.0637 15.3553 4.87654 15.5483 0.201847 16.3245C1.00923 11.3366 1.11015 5.08512 0 0Z" calligra:nodeTypes="cccc">
            <draw:glue-point draw:id="4" svg:x="0.50000000000pt" svg:y="0.50000000000pt" draw:align="center"/>
          </draw:path>
          <draw:path draw:style-name="gr6" xml:id="shape-9" draw:id="shape-9" draw:name="path1500" draw:layer="g1694" svg:width="60.20135160013pt" svg:height="61.59845619394pt" svg:x="259.49472465421pt" svg:y="108.73017924972pt" svg:viewBox="0 0 60 62" svg:d="M0.276557 0L0 61.5985L60.1674 61.5985L60.2014 46.3722C58.8564 46.8904 45.2633 27.6222 28.1519 28.4512C11.0244 29.2803 15.456 2.48569 0.276557 0Z" calligra:nodeTypes="cccccc">
            <draw:glue-point draw:id="4" svg:x="0.50000000000pt" svg:y="0.50000000000pt" draw:align="center"/>
          </draw:path>
          <draw:frame draw:style-name="gr7" xml:id="shape-10" draw:id="shape-10" draw:layer="g1694" svg:width="62.24999999999pt" svg:height="16.50000000000pt" svg:x="259.60384407214pt" svg:y="176.99999999997pt">
            <draw:text-box>
              <text:p text:style-name="P1">default.xml</text:p>
            </draw:text-box>
            <draw:glue-point draw:id="4" svg:x="0.50000000000pt" svg:y="0.50000000000pt" draw:align="center"/>
          </draw:frame>
          <draw:glue-point draw:id="4" svg:x="0.50000000000pt" svg:y="0.50000000000pt" draw:align="center"/>
        </draw:g>
        <draw:g draw:style-name="gr1" xml:id="shape-11" draw:id="shape-11" svg:y="37.68488402062pt">
          <draw:rect draw:style-name="gr8" xml:id="shape-12" draw:id="shape-12" draw:layer="g1694" svg:width="170.33103994845pt" svg:height="169.58103994845pt" svg:x="2.16982216495pt" svg:y="40.18488402062pt">
            <draw:glue-point draw:id="4" svg:x="0.50000000000pt" svg:y="0.50000000000pt" draw:align="center"/>
          </draw:rect>
          <draw:g draw:style-name="gr1" xml:id="shape-13" draw:id="shape-13" svg:y="11.93875515464pt">
            <draw:ellipse draw:style-name="gr9" xml:id="shape-14" draw:id="shape-14" draw:layer="g1694" svg:width="65.28342010309pt" svg:height="65.85110201703pt" svg:x="15.00000000000pt" svg:y="55.18488402062pt" draw:kind="full">
              <draw:glue-point draw:id="4" svg:x="0.50000000000pt" svg:y="0.50000000000pt" draw:align="center"/>
            </draw:ellipse>
            <draw:frame draw:style-name="gr7" xml:id="shape-15" draw:id="shape-15" draw:layer="g1694" svg:width="45.27868685567pt" svg:height="64.00975386598pt" svg:x="25.75000000000pt" svg:y="49.62363917526pt">
              <draw:text-box>
                <text:p text:style-name="P1"><text:span text:style-name="T1">C</text:span></text:p>
              </draw:text-box>
              <draw:glue-point draw:id="4" svg:x="0.50000000000pt" svg:y="0.50000000000pt" draw:align="center"/>
            </draw:frame>
            <draw:glue-point draw:id="4" svg:x="0.50000000000pt" svg:y="0.50000000000pt" draw:align="center"/>
          </draw:g>
          <draw:frame draw:style-name="gr7" xml:id="shape-16" draw:id="shape-16" draw:layer="g1694" svg:width="111.49999999999pt" svg:height="22.50000000000pt" svg:x="33.49999999999pt" svg:y="213.18488402060pt">
            <draw:text-box>
              <text:p text:style-name="P1">Helper Java Classes</text:p>
            </draw:text-box>
            <draw:glue-point draw:id="4" svg:x="0.50000000000pt" svg:y="0.50000000000pt" draw:align="center"/>
          </draw:frame>
          <draw:g draw:style-name="gr1" xml:id="shape-17" draw:id="shape-17" svg:y="11.44500311520pt">
            <draw:ellipse draw:style-name="gr9" xml:id="shape-18" draw:id="shape-18" draw:layer="g1694" svg:width="65.28342010309pt" svg:height="65.85110201703pt" svg:x="94.29288659794pt" svg:y="54.69113198118pt" draw:kind="full">
              <draw:glue-point draw:id="4" svg:x="0.50000000000pt" svg:y="0.50000000000pt" draw:align="center"/>
            </draw:ellipse>
            <draw:frame draw:style-name="gr7" xml:id="shape-19" draw:id="shape-19" draw:layer="g1694" svg:width="45.27868685567pt" svg:height="64.00975386598pt" svg:x="105.04288659794pt" svg:y="49.12988713582pt">
              <draw:text-box>
                <text:p text:style-name="P1"><text:span text:style-name="T1">C</text:span></text:p>
              </draw:text-box>
              <draw:glue-point draw:id="4" svg:x="0.50000000000pt" svg:y="0.50000000000pt" draw:align="center"/>
            </draw:frame>
            <draw:glue-point draw:id="4" svg:x="0.50000000000pt" svg:y="0.50000000000pt" draw:align="center"/>
          </draw:g>
          <draw:g draw:style-name="gr1" xml:id="shape-20" draw:id="shape-20" svg:y="87.38877888839pt">
            <draw:ellipse draw:style-name="gr9" xml:id="shape-21" draw:id="shape-21" draw:layer="g1694" svg:width="65.28342010309pt" svg:height="65.85110201703pt" svg:x="51.98135438144pt" svg:y="130.63490775437pt" draw:kind="full">
              <draw:glue-point draw:id="4" svg:x="0.50000000000pt" svg:y="0.50000000000pt" draw:align="center"/>
            </draw:ellipse>
            <draw:frame draw:style-name="gr7" xml:id="shape-22" draw:id="shape-22" draw:layer="g1694" svg:width="45.27868685567pt" svg:height="64.00975386598pt" svg:x="62.73135438144pt" svg:y="125.07366290901pt">
              <draw:text-box>
                <text:p text:style-name="P1"><text:span text:style-name="T1">C</text:span></text:p>
              </draw:text-box>
              <draw:glue-point draw:id="4" svg:x="0.50000000000pt" svg:y="0.50000000000pt" draw:align="center"/>
            </draw:frame>
            <draw:glue-point draw:id="4" svg:x="0.50000000000pt" svg:y="0.50000000000pt" draw:align="center"/>
          </draw:g>
          <draw:glue-point draw:id="4" svg:x="0.50000000000pt" svg:y="0.50000000000pt" draw:align="center"/>
        </draw:g>
        <draw:g draw:style-name="gr1" xml:id="shape-23" draw:id="shape-23" svg:y="5.78352765462pt">
          <draw:rect draw:style-name="gr10" xml:id="shape-24" draw:id="shape-24" draw:layer="g1694" svg:width="74.85886469072pt" svg:height="93.30235309278pt" svg:x="455.07214819586pt" svg:y="6.91738788662pt">
            <draw:glue-point draw:id="4" svg:x="0.50000000000pt" svg:y="0.50000000000pt" draw:align="center"/>
          </draw:rect>
          <draw:frame>
            <draw:image xlink:type="simple" xlink:show="embed" xlink:actuate="onLoad" xlink:href="SvgImages/Image1"/>
          </draw:frame>
          <draw:glue-point draw:id="4" svg:x="0.50000000000pt" svg:y="0.50000000000pt" draw:align="center"/>
        </draw:g>
        <draw:g draw:style-name="gr1" xml:id="shape-25" draw:id="shape-25" svg:y="115.41462172676pt">
          <draw:rect draw:style-name="gr10" xml:id="shape-26" draw:id="shape-26" draw:layer="g1694" svg:width="74.85886469072pt" svg:height="93.30235309278pt" svg:x="399.78973389175pt" svg:y="116.54848195876pt">
            <draw:glue-point draw:id="4" svg:x="0.50000000000pt" svg:y="0.50000000000pt" draw:align="center"/>
          </draw:rect>
          <draw:frame>
            <draw:image xlink:type="simple" xlink:show="embed" xlink:actuate="onLoad" xlink:href="SvgImages/Image2"/>
          </draw:frame>
          <draw:glue-point draw:id="4" svg:x="0.50000000000pt" svg:y="0.50000000000pt" draw:align="center"/>
        </draw:g>
        <draw:g draw:style-name="gr1" xml:id="shape-27" draw:id="shape-27" svg:y="115.66935497419pt">
          <draw:rect draw:style-name="gr10" xml:id="shape-28" draw:id="shape-28" draw:layer="g1694" svg:width="74.85886469072pt" svg:height="93.30235309278pt" svg:x="516.96013079897pt" svg:y="116.80321520619pt">
            <draw:glue-point draw:id="4" svg:x="0.50000000000pt" svg:y="0.50000000000pt" draw:align="center"/>
          </draw:rect>
          <draw:frame>
            <draw:image xlink:type="simple" xlink:show="embed" xlink:actuate="onLoad" xlink:href="SvgImages/Image3"/>
          </draw:frame>
          <draw:glue-point draw:id="4" svg:x="0.50000000000pt" svg:y="0.50000000000pt" draw:align="center"/>
        </draw:g>
        <draw:custom-shape draw:style-name="gr11" xml:id="shape-29" draw:id="shape-29" draw:layer="g1694" svg:x="180.74999999999pt" svg:y="121.24999999998pt" svg:width="59.25000000000pt" svg:height="32.25000000000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custom-shape draw:style-name="gr11" xml:id="shape-30" draw:id="shape-30" draw:layer="g1694" draw:transform="matrix(-0.99996014269 -0.00892821556 0.00892821556 -0.99996014269 390.33921621819pt 152.63983215525pt)" svg:width="59.25000000000pt" svg:height="32.25000000000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frame draw:style-name="gr7" xml:id="shape-31" draw:id="shape-31" draw:layer="g1694" svg:width="100.49999999999pt" svg:height="19.50000000000pt" svg:x="443.24999999997pt" svg:y="214.24999999997pt">
          <draw:text-box>
            <text:p text:style-name="P1">Permission Checks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1" svg:spreadMethod="pad" svg:x1="92.308000%" svg:x2="14.530000%" svg:y1="16.406000%" svg:y2="117.190000%">
      <svg:stop svg:offset="0" svg:stop-color="#cbcbcb"/>
      <svg:stop svg:offset="0.34923" svg:stop-color="#f0f0f0"/>
      <svg:stop svg:offset="1" svg:stop-color="#e2e2e2"/>
    </svg:linearGradient>
    <svg:linearGradient draw:name="gradient2" svg:spreadMethod="pad" svg:x1="63.248000%" svg:x2="-37.607000%" svg:y1="32.812000%" svg:y2="132.810000%">
      <svg:stop svg:offset="0" svg:stop-color="#cbcbcb"/>
      <svg:stop svg:offset="0.34923" svg:stop-color="#f0f0f0"/>
      <svg:stop svg:offset="1" svg:stop-color="#e2e2e2"/>
    </svg:linearGradient>
    <svg:linearGradient draw:name="gradient3" svg:spreadMethod="pad" svg:x1="85.827000%" svg:x2="6.299200%" svg:y1="14.062000%" svg:y2="54.688000%">
      <svg:stop svg:offset="0" svg:stop-color="#ffffff"/>
      <svg:stop svg:offset="1" svg:stop-color="#ffffff" svg:stop-opacity="0"/>
    </svg:linearGradient>
    <svg:linearGradient draw:name="gradient4" svg:spreadMethod="pad" svg:x1="0.000000%" svg:x2="100.000000%" svg:y1="0.000000%" svg:y2="100.000000%">
      <svg:stop svg:offset="0" svg:stop-color="#ffffff"/>
      <svg:stop svg:offset="1" svg:stop-color="#00ff00"/>
    </svg:linear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5</meta:generator>
    <dc:title/>
    <meta:initial-creator>Unknown</meta:initial-creator>
    <meta:editing-cycles>5</meta:editing-cycles>
    <dc:date>2014-07-17T09:31:23</dc:date>
    <meta:creation-date>2008-10-27T22:59:39</meta:creation-date>
    <dc:creator>Rich Sezov</dc:creator>
    <meta:user-defined meta:name="email">richard.sezov@liferay.com</meta:user-defined>
  </office:meta>
</office:document-meta>
</file>